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Amour</text:p>
      <text:p text:style-name="Standard"/>
      <text:p text:style-name="Standard">Con tu sonrisa</text:p>
      <text:p text:style-name="Standard">he soñado tantas veces</text:p>
      <text:p text:style-name="Standard">Y entre caricias</text:p>
      <text:p text:style-name="Standard">he notado que, en mí, creces.</text:p>
      <text:p text:style-name="Standard"/>
      <text:p text:style-name="Standard">Oh, mon amour</text:p>
      <text:p text:style-name="Standard">eres mi paz.</text:p>
      <text:p text:style-name="Standard">Oh, mon amour</text:p>
      <text:p text:style-name="Standard">siénteme en tí, siempre.</text:p>
      <text:p text:style-name="Standard"/>
      <text:p text:style-name="Standard">Esclavizado</text:p>
      <text:p text:style-name="Standard">por tus manos en mi pecho</text:p>
      <text:p text:style-name="Standard">Siempre a tu lado</text:p>
      <text:p text:style-name="Standard">aunque se nos caiga el cielo</text:p>
      <text:p text:style-name="Standard"/>
      <text:p text:style-name="Standard">Oh, mon amour</text:p>
      <text:p text:style-name="Standard">eres mi paz.</text:p>
      <text:p text:style-name="Standard">Oh, mon amour</text:p>
      <text:p text:style-name="Standard">siénteme en tí, siemp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Renich Bon Ciric</dc:creator>
    <dc:date>2008-06-25T20:38:4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61" meta:character-count="295"/>
  </office:meta>
</office:document-meta>
</file>